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65.09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8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Electronica</text:p>
          </table:table-cell>
          <table:table-cell table:number-columns-repeated="2"/>
          <table:table-cell office:value-type="string" calcext:value-type="string">
            <text:p>Mendoza</text:p>
          </table:table-cell>
          <table:table-cell table:number-columns-repeated="2"/>
          <table:table-cell office:value-type="string" calcext:value-type="string">
            <text:p>Buenos Aires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table:style-name="ce1"/>
          <table:table-cell office:value-type="string" calcext:value-type="string">
            <text:p>Componente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Proveedor 1</text:p>
          </table:table-cell>
          <table:table-cell table:style-name="ce5" office:value-type="string" calcext:value-type="string">
            <text:p>Costo Aprox</text:p>
          </table:table-cell>
          <table:table-cell table:style-name="ce5" office:value-type="string" calcext:value-type="string">
            <text:p>Comentario</text:p>
          </table:table-cell>
          <table:table-cell table:style-name="ce5" office:value-type="string" calcext:value-type="string">
            <text:p>Proveedor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sor CO2 MH-Z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gas/9736-mh-z19b-sensor-infrarrojo-co2-modelo-discontinuado-solo-a-pedido-itytarg.html?search_query=CO2&amp;results=8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El original es marca Winsen pero hay muchas copias </text:p>
          </table:table-cell>
          <table:table-cell office:value-type="string" calcext:value-type="string">
            <text:p>https://articulo.mercadolibre.com.ar/MLA-933913672-sensor-digital-co2-mh-z19c-dioxido-de-carbono-infrarrojo-hob-_JM?matt_tool=56318942&amp;matt_word=&amp;matt_source=google&amp;matt_campaign_id=14545592786&amp;matt_ad_group_id=125221141325&amp;matt_match_type=&amp;matt_network=g&amp;matt_device=c&amp;matt_creative=544135253029&amp;matt_keyword=&amp;matt_ad_position=&amp;matt_ad_type=pla&amp;matt_merchant_id=269087575&amp;matt_product_id=MLA933913672&amp;matt_product_partition_id=1404886571218&amp;matt_target_id=aud-1250848972493:pla-1404886571218&amp;gclid=Cj0KCQiA4b2MBhD2ARIsAIrcB-RPRIpiQVeK6XnbC_PvKzllXOnI8tJWvyWyCehdVozD1v7boQeR15EaAj9MEALw_wcB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DSB18B20 Temp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temperatura/7278-sensor-sonda-temperatura-ds18b20-cable-3m-arduino-itytarg.html?search_query=temperatura&amp;results=1685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ensor de humedad suelo capaci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humedad/6547-sensor-capacitivo-analogico-de-humedad-suelo-v12-higrometro-itytarg.html?search_query=humedad+capacitivo&amp;results=203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luetooth HC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modulo-bluetooth/213-modulo-hc-05-hc05-bluetooth-maestro-esclavo-arduino-itytarg.html?search_query=bluetooth&amp;results=132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placas-base-arduino/11339-arduino-uno-r3-atmega328p-smd-ch340g-c-cable-itytarg.html?search_query=arduino+uno&amp;results=891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rduino UNO proto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sin-catalogar/205-protoshield-uno-con-syb-170-protoboard-arduino-itytarg.html?search_query=arduino+uno+protoboard&amp;results=934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Botón calibració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 consigue en cualquier casa de electrónic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Resitencia 4.7kOh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 consigue en cualquier casa de electrónic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LCD 16x2 I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display-lcd-caracter/1742-display-lcd-1602-hd44780-backlight-azul-16x2-c-i2c-itytarg.html?search_query=ldc+16x2+i2c&amp;results=278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Cables conect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cable-dupont/2970-40-cables-macho-hembra-20cm-premium-dupont-arduino-itytarg.html?search_query=cables+dupont&amp;results=302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Conector GX12 4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ienda.ityt.com.ar/sin-catalogar/6970-gx12-conector-4-pin-circular-rosca-12mm-macho-y-hembra-chasis-itytarg.html?search_query=conector+gx&amp;results=714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Conector GX12 3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tienda.ityt.com.ar/sin-catalogar/6969-gx12-conector-3-pin-circular-rosca-12mm-macho-y-hembra-chasis-itytarg.html?search_query=conector+gx&amp;results=714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ámara y carcaz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año sanitario 110mm x 20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 consigue en cualquier ferreterí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apa caño sanitario 1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 consigue en cualquier ferreterí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j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rticulo.mercadolibre.com.ar/MLA-909839661-roker-caja-paso-exterior-ip65-115x115x081-pr99881-_JM?matt_tool=92724942&amp;matt_word=&amp;matt_source=google&amp;matt_campaign_id=14508409196&amp;matt_ad_group_id=124055975502&amp;matt_match_type=&amp;matt_network=g&amp;matt_device=c&amp;matt_creative=543394189907&amp;matt_keyword=&amp;matt_ad_position=&amp;matt_ad_type=pla&amp;matt_merchant_id=312773857&amp;matt_product_id=MLA909839661&amp;matt_product_partition_id=1416137266275&amp;matt_target_id=aud-1250848972493:pla-1416137266275&amp;gclid=Cj0KCQiAhMOMBhDhARIsAPVml-EhPtQyLSLvCk5_tAKA61IOzoRRXWOULH73GtSjfSOQOo_KvyVeuDkaAhqIEALw_wcB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e puede conseguir en cualquier casa de electricida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rtes impres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ase para Sensor CO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Base para Arduino U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Base para LC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4"/>
          <table:table-cell table:formula="of:=SUM([.E3:.E22])" office:value-type="float" office:value="15345" calcext:value-type="float">
            <text:p>15345</text:p>
          </table:table-cell>
          <table:table-cell table:number-columns-repeated="3"/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2:04:57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1-24T15:17:14.076000000</dc:date>
    <meta:editing-duration>PT4H30M17S</meta:editing-duration>
    <meta:editing-cycles>7</meta:editing-cycles>
    <meta:document-statistic meta:table-count="1" meta:cell-count="91" meta:object-count="0"/>
  </office:meta>
</office:document-meta>
</file>